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8.07mm"/>
    </style:style>
    <style:style style:name="co2" style:family="table-column">
      <style:table-column-properties fo:break-before="auto" style:column-width="196.07mm"/>
    </style:style>
    <style:style style:name="ro1" style:family="table-row">
      <style:table-row-properties style:row-height="29.47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color="#c9211e"/>
    </style:style>
    <style:style style:name="ce2" style:family="table-cell" style:parent-style-name="Default">
      <style:table-cell-properties fo:wrap-option="wrap"/>
      <style:text-properties style:use-window-font-color="true"/>
    </style:style>
    <style:style style:name="ce3" style:family="table-cell" style:parent-style-name="Default">
      <style:table-cell-properties fo:wrap-option="wrap"/>
      <style:text-properties fo:color="#ff8000"/>
    </style:style>
  </office:automatic-styles>
  <office:body>
    <office:spreadsheet>
      <table:calculation-settings table:automatic-find-labels="false" table:use-regular-expressions="false" table:use-wildcards="true"/>
      <table:table table:name="numPercent" table:style-name="ta1">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CPU_FREQ_GOV_CONSERVATIVE</text:p>
          </table:table-cell>
          <table:table-cell office:value-type="string" calcext:value-type="string">
            <text:p>'conservative' - this driver is rather similar to the 'ondemand' governor both in its source code and its purpose, the difference is its optimisation for better suitability in a battery powered environment. <text:s/>The frequency is gracefully increased and decreased rather than jumping to 100% when speed is required. <text:s/>If you have a desktop machine then you should really be considering the 'ondemand' governor instead, however if you are using a laptop, PDA or even an AMD64 based computer (due to the unacceptable step-by-step latency issues between the minimum and maximum frequency transitions in the CPU) you will probably want to use this governor. <text:s/>To compile this driver as a module, choose M here: the module will be called cpufreq_conservative. <text:s/>For details, take a look at linux/Documentation/cpu-freq. <text:s/>If in doubt, say N.</text:p>
          </table:table-cell>
          <table:table-cell table:number-columns-repeated="1022"/>
        </table:table-row>
        <table:table-row table:style-name="ro1">
          <table:table-cell office:value-type="string" calcext:value-type="string">
            <text:p>CPU_FREQ_GOV_SCHEDUTIL</text:p>
          </table:table-cell>
          <table:table-cell office:value-type="string" calcext:value-type="string">
            <text:p>This governor makes decisions based on the utilization data provided by the scheduler. <text:s/>It sets the CPU frequency to be proportional to the utilization/capacity ratio coming from the scheduler. <text:s/>If the utilization is frequency-invariant, the new frequency is also proportional to the maximum available frequency. <text:s/>If that is not the case, it is proportional to the current frequency of the CPU. <text:s/>The frequency tipping point is at utilization/capacity equal to 80% in both cases. <text:s/>If in doubt, say N.</text:p>
          </table:table-cell>
          <table:table-cell table:number-columns-repeated="1022"/>
        </table:table-row>
        <table:table-row table:style-name="ro1">
          <table:table-cell office:value-type="string" calcext:value-type="string">
            <text:p>INITRAMFS_COMPRESSION_LZO</text:p>
          </table:table-cell>
          <table:table-cell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number-columns-repeated="1022"/>
        </table:table-row>
        <table:table-row table:style-name="ro1">
          <table:table-cell office:value-type="string" calcext:value-type="string">
            <text:p>SOUND_SB</text:p>
          </table:table-cell>
          <table:table-cell office:value-type="string" calcext:value-type="string">
            <text:p>Answer Y if you have an original Sound Blaster card made by Creative Labs or a 100% hardware compatible clone (like the Thunderboard or SM Games). For an unknown card you may answer Y if the card claims to be Sound Blaster-compatible. <text:s/>Please read the file &lt;file:Documentation/sound/oss/Soundblaster&gt;. <text:s/>You should also say Y here for cards based on the Avance Logic ALS-007 and ALS-1X0 chips (read &lt;file:Documentation/sound/oss/ALS&gt;) and for cards based on ESS chips (read &lt;file:Documentation/sound/oss/ESS1868&gt; and &lt;file:Documentation/sound/oss/ESS&gt;). If you have an IBM Mwave card, say Y here and read &lt;file:Documentation/sound/oss/mwave&gt;. <text:s/>If you compile the driver into the kernel and don't want to use isapnp, you have to add sb=&lt;io&gt;,&lt;irq&gt;,&lt;dma&gt;,&lt;dma2&gt; to the kernel command line. <text:s/>You can say M here to compile this driver as a module. the module is called sb.</text:p>
          </table:table-cell>
          <table:table-cell table:number-columns-repeated="1022"/>
        </table:table-row>
        <table:table-row table:style-name="ro1">
          <table:table-cell office:value-type="string" calcext:value-type="string">
            <text:p>MTD_UBI_BEB_LIMIT</text:p>
          </table:table-cell>
          <table:table-cell office:value-type="string" calcext:value-type="string">
            <text:p>This option specifies the maximum bad physical eraseblocks UBI expects on the MTD device (per 1024 eraseblocks). If the underlying flash does not admit of bad eraseblocks (e.g. NOR flash), this value is ignored. <text:s/>NAND datasheets often specify the minimum and maximum NVM (Number of Valid Blocks) for the flashes' endurance lifetime. The maximum expected bad eraseblocks per 1024 eraseblocks then can be calculated as 1024 * (1 - MinNVB / MaxNVB), which gives 20 for most NANDs (MaxNVB is basically the total count of eraseblocks on the chip). <text:s/>To put it differently, if this value is 20, UBI will try to reserve about 1.9% of physical eraseblocks for bad blocks handling. And that will be 1.9% of eraseblocks on the entire NAND chip, not just the MTD partition UBI attaches. This means that if you have, say, a NAND flash chip admits maximum 40 bad eraseblocks, and it is split on two MTD partitions of the same size, UBI will reserve 40 eraseblocks when attaching a partition. <text:s/>This option can be overridden by the mtd= UBI module parameter or by the attach ioctl. <text:s/>Leave the default value if unsure.</text:p>
          </table:table-cell>
          <table:table-cell table:number-columns-repeated="1022"/>
        </table:table-row>
        <table:table-row table:style-name="ro1">
          <table:table-cell table:style-name="ce2" office:value-type="string" calcext:value-type="string">
            <text:p>DYNAMIC_DEBUG</text:p>
          </table:table-cell>
          <table:table-cell table:style-name="ce2" office:value-type="string" calcext:value-type="string">
            <text:p>Compiles debug level messages into the kernel, which would not otherwise be available at runtime. These messages can then be enabled/disabled based on various levels of scope - per source file, function, module, format string, and line number. This mechanism implicitly compiles in all pr_debug() and dev_dbg() calls, which enlarges the kernel text size by about 2%. <text:s/>If a source file is compiled with DEBUG flag set, any pr_debug() calls in it are enabled by default, but can be disabled at runtime as below. <text:s/>Note that DEBUG flag is turned on by many CONFIG_*DEBUG* options. <text:s/>Usage: <text:s/>Dynamic debugging is controlled via the 'dynamic_debug/control' file, which is contained in the 'debugfs' filesystem. Thus, the debugfs filesystem must first be mounted before making use of this feature. We refer the control file as: &lt;debugfs&gt;/dynamic_debug/control. This file contains a list of the debug statements that can be enabled. The format for each line of the file is: <text:s text:c="7"/>filename:lineno [module]function flags format <text:s/>filename : source file of the debug statement lineno : line number of the debug statement module : module that contains the debug statement function : function that contains the debug statement flags : '=p' means the line is turned 'on' for printing format : the format used for the debug statement <text:s/>From a live system: <text:s text:c="7"/>nullarbor:~ # cat &lt;debugfs&gt;/dynamic_debug/control <text:s text:c="6"/># filename:lineno [module]function flags format <text:s text:c="6"/>fs/aio.c:222 [aio]__put_ioctx =_ __put_ioctx:\040freeing\040%p\012 <text:s text:c="6"/>fs/aio.c:248 [aio]ioctx_alloc =_ ENOMEM:\040nr_events\040too\040high\012 <text:s text:c="6"/>fs/aio.c:1770 [aio]sys_io_cancel =_ calling\040cancel\012 <text:s/>Example usage: <text:s text:c="7"/>// enable the message at line 1603 of file svcsock.c <text:s text:c="6"/>nullarbor:~ # echo -n 'file svcsock.c line 1603 +p' &gt; <text:s text:c="38"/>&lt;debugfs&gt;/dynamic_debug/control <text:s text:c="7"/>// enable all the messages in file svcsock.c <text:s text:c="6"/>nullarbor:~ # echo -n 'file svcsock.c +p' &gt; <text:s text:c="38"/>&lt;debugfs&gt;/dynamic_debug/control <text:s text:c="7"/>// enable all the messages in the NFS server module <text:s text:c="6"/>nullarbor:~ # echo -n 'module nfsd +p' &gt; <text:s text:c="38"/>&lt;debugfs&gt;/dynamic_debug/control <text:s text:c="7"/>// enable all 12 messages in the function svc_process() <text:s text:c="6"/>nullarbor:~ # echo -n 'func svc_process +p' &gt; <text:s text:c="38"/>&lt;debugfs&gt;/dynamic_debug/control <text:s text:c="7"/>// disable all 12 messages in the function svc_process() <text:s text:c="6"/>nullarbor:~ # echo -n 'func svc_process -p' &gt; <text:s text:c="38"/>&lt;debugfs&gt;/dynamic_debug/control <text:s/>See Documentation/admin-guide/dynamic-debug-howto.rst for additional information.</text:p>
          </table:table-cell>
          <table:table-cell table:style-name="ce2" table:number-columns-repeated="1022"/>
        </table:table-row>
        <table:table-row table:style-name="ro1">
          <table:table-cell table:style-name="ce2" office:value-type="string" calcext:value-type="string">
            <text:p>KERNEL_LZ4</text:p>
          </table:table-cell>
          <table:table-cell table:style-name="ce2"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style-name="ce2" table:number-columns-repeated="1022"/>
        </table:table-row>
        <table:table-row table:style-name="ro1">
          <table:table-cell table:style-name="ce2" office:value-type="string" calcext:value-type="string">
            <text:p>KERNEL_LZO</text:p>
          </table:table-cell>
          <table:table-cell table:style-name="ce2" office:value-type="string" calcext:value-type="string">
            <text:p>Its compression ratio is the poorest among the choices. The kernel size is about 10% bigger than gzip. however its speed (both compression and decompression) is the fastest.</text:p>
          </table:table-cell>
          <table:table-cell table:style-name="ce2" table:number-columns-repeated="1022"/>
        </table:table-row>
        <table:table-row table:style-name="ro1">
          <table:table-cell table:style-name="ce2" office:value-type="string" calcext:value-type="string">
            <text:p>CC_STACKPROTECTOR_REGULAR</text:p>
          </table:table-cell>
          <table:table-cell table:style-name="ce2"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style-name="ce2" table:number-columns-repeated="1022"/>
        </table:table-row>
        <table:table-row table:style-name="ro1">
          <table:table-cell office:value-type="string" calcext:value-type="string">
            <text:p>SOUND_AEDSP16</text:p>
          </table:table-cell>
          <table:table-cell office:value-type="string" calcext:value-type="string">
            <text:p>Answer Y if you have a Gallant's Audio Excel DSP 16 card. This driver supports Audio Excel DSP 16 but not the III nor PnP versions of this card. <text:s/>The Gallant's Audio Excel DSP 16 card can emulate either an SBPro or a Microsoft Sound System card, so you should have said Y to either 100% Sound Blaster compatibles (SB16/32/64, ESS, Jazz16) support or Microsoft Sound System support, above, and you need to answer the MSS emulation and SBPro emulation questions below accordingly. You should say Y to one and only one of these two questions. <text:s/>Read the &lt;file:Documentation/sound/oss/README.OSS&gt; file and the head of &lt;file:sound/oss/aedsp16.c&gt; as well as &lt;file:Documentation/sound/oss/AudioExcelDSP16&gt; to get more information about this driver and its configuration.</text:p>
          </table:table-cell>
          <table:table-cell table:number-columns-repeated="1022"/>
        </table:table-row>
        <table:table-row table:style-name="ro1">
          <table:table-cell office:value-type="string" calcext:value-type="string">
            <text:p>GCC_PLUGIN_LATENT_ENTROPY</text:p>
          </table:table-cell>
          <table:table-cell office:value-type="string" calcext:value-type="string">
            <text:p>By saying Y here the kernel will instrument some kernel code to extract some entropy from both original and artificially created program state. <text:s/>This will help especially embedded systems where there is little 'natural' source of entropy normally. <text:s/>The cost is some slowdown of the boot process (about 0.5%) and fork and irq processing. <text:s/>Note that entropy extracted this way is not cryptographically secure! <text:s/>This plugin was ported from grsecurity/PaX. More information at: <text:s/>* https://grsecurity.net/ <text:s/>* https://pax.grsecurity.net/</text:p>
          </table:table-cell>
          <table:table-cell table:number-columns-repeated="1022"/>
        </table:table-row>
        <table:table-row table:style-name="ro1">
          <table:table-cell table:style-name="ce3" office:value-type="string" calcext:value-type="string">
            <text:p>KALLSYMS_BASE_RELATIVE</text:p>
          </table:table-cell>
          <table:table-cell table:style-name="ce3" office:value-type="string" calcext:value-type="string">
            <text:p>Instead of emitting them as absolute values in the native word size, emit the symbol references in the kallsyms table as 32-bit entries, each containing a relative value in the range [base, base + U32_MAX] or, when KALLSYMS_ABSOLUTE_PERCPU is in effect, each containing either an absolute value in the range [0, S32_MAX] or a relative value in the range [base, base + S32_MAX], where base is the lowest relative symbol address encountered in the image. <text:s/>On 64-bit builds, this reduces the size of the address table by 50%, but more importantly, it results in entries whose values are build time constants, and no relocation pass is required at runtime to fix up the entries based on the runtime load address of the kernel.</text:p>
          </table:table-cell>
          <table:table-cell table:style-name="ce3" table:number-columns-repeated="1022"/>
        </table:table-row>
        <table:table-row table:style-name="ro1">
          <table:table-cell table:style-name="ce2" office:value-type="string" calcext:value-type="string">
            <text:p>KERNEL_XZ</text:p>
          </table:table-cell>
          <table:table-cell table:style-name="ce2"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style-name="ce2" table:number-columns-repeated="1022"/>
        </table:table-row>
        <table:table-row table:style-name="ro1">
          <table:table-cell table:style-name="ce2" office:value-type="string" calcext:value-type="string">
            <text:p>INITRAMFS_COMPRESSION_BZIP2</text:p>
          </table:table-cell>
          <table:table-cell table:style-name="ce2"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style-name="ce2" table:number-columns-repeated="1022"/>
        </table:table-row>
        <table:table-row table:style-name="ro1">
          <table:table-cell office:value-type="string" calcext:value-type="string">
            <text:p>IPW2200_PROMISCUOUS</text:p>
          </table:table-cell>
          <table:table-cell office:value-type="string" calcext:value-type="string">
            <text:p>Enables the creation of a second interface prefixed 'rtap'. <text:s/>This second interface will provide every received in radiotap format. <text:s/>This is useful for performing wireless network analysis while maintaining an active association. <text:s/>Example usage: <text:s text:c="3"/>% modprobe ipw2200 rtap_iface=1 <text:s text:c="2"/>% ifconfig rtap0 up <text:s text:c="2"/>% tethereal -i rtap0 <text:s/>If you do not specify 'rtap_iface=1' as a module parameter then <text:s/>the rtap interface will not be created and you will need to turn <text:s/>it on via sysfs: <text:s text:c="3"/>% echo 1 &gt; /sys/bus/pci/drivers/ipw2200/*/rtap_iface</text:p>
          </table:table-cell>
          <table:table-cell table:number-columns-repeated="1022"/>
        </table:table-row>
        <table:table-row table:style-name="ro1">
          <table:table-cell table:style-name="ce2" office:value-type="string" calcext:value-type="string">
            <text:p>KERNEL_LZMA</text:p>
          </table:table-cell>
          <table:table-cell table:style-name="ce2"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style-name="ce2" table:number-columns-repeated="1022"/>
        </table:table-row>
        <table:table-row table:style-name="ro1">
          <table:table-cell table:style-name="ce2" office:value-type="string" calcext:value-type="string">
            <text:p>CC_STACKPROTECTOR_STRONG</text:p>
          </table:table-cell>
          <table:table-cell table:style-name="ce2" office:value-type="string" calcext:value-type="string">
            <text:p>Functions will have the stack-protector canary logic added in any of the following conditions: <text:s/>- local variable's address used as part of the right hand side of an <text:s text:c="2"/>assignment or function argument - local variable is an array (or union containing an array), <text:s text:c="2"/>regardless of array type or length - uses register local variables <text:s/>This feature requires gcc version 4.9 or above, or a distribution gcc with the feature backported (-fstack-protector-strong). <text:s/>On an x86 defconfig build, this feature adds canary checks to about 20% of all kernel functions, which increases the kernel code size by about 2%.</text:p>
          </table:table-cell>
          <table:table-cell table:style-name="ce2" table:number-columns-repeated="1022"/>
        </table:table-row>
        <table:table-row table:style-name="ro1">
          <table:table-cell office:value-type="string" calcext:value-type="string">
            <text:p>BLK_DEV_RZ1000</text:p>
          </table:table-cell>
          <table:table-cell office:value-type="string" calcext:value-type="string">
            <text:p>The PC-Technologies RZ1000 IDE chip is used on many common 486 and Pentium motherboards, usually along with the Neptune chipset. Unfortunately, it has a rather nasty design flaw that can cause severe data corruption under many conditions. Say Y here to include code which automatically detects and corrects the problem under Linux. This may slow disk throughput by a few percent, but at least things will operate 100% reliably.</text:p>
          </table:table-cell>
          <table:table-cell table:number-columns-repeated="1022"/>
        </table:table-row>
        <table:table-row table:style-name="ro1">
          <table:table-cell table:style-name="ce2" office:value-type="string" calcext:value-type="string">
            <text:p>RELOCATABLE</text:p>
          </table:table-cell>
          <table:table-cell table:style-name="ce2" office:value-type="string" calcext:value-type="string">
            <text:p>This builds a kernel image that retains relocation information so it can be loaded someplace besides the default 1MB. The relocations tend to make the kernel binary about 10% larger, but are discarded at runtime. <text:s/>One use is for the kexec on panic case where the recovery kernel must live at a different physical address than the primary kernel. <text:s/>Note: If CONFIG_RELOCATABLE=y, then the kernel runs from the address it has been loaded at and the compile time physical address (CONFIG_PHYSICAL_START) is used as the minimum location.</text:p>
          </table:table-cell>
          <table:table-cell table:style-name="ce2" table:number-columns-repeated="1022"/>
        </table:table-row>
        <table:table-row table:style-name="ro1">
          <table:table-cell table:style-name="ce2" office:value-type="string" calcext:value-type="string">
            <text:p>INITRAMFS_COMPRESSION_XZ</text:p>
          </table:table-cell>
          <table:table-cell table:style-name="ce2" office:value-type="string" calcext:value-type="string">
            <text:p>XZ uses the LZMA2 algorithm and has a large dictionary which may cause problems on memory constrained systems. The initramfs size is about 30% smaller with XZ in comparison to gzip. Decompression speed is better than that of bzip2 but worse than gzip and LZO. Compression is slow. <text:s/>If you choose this, keep in mind that you may need to install the xz tool to be able to compress the initram.</text:p>
          </table:table-cell>
          <table:table-cell table:style-name="ce2" table:number-columns-repeated="1022"/>
        </table:table-row>
        <table:table-row table:style-name="ro1">
          <table:table-cell table:style-name="ce2" office:value-type="string" calcext:value-type="string">
            <text:p>INITRAMFS_COMPRESSION_LZ4</text:p>
          </table:table-cell>
          <table:table-cell table:style-name="ce2" office:value-type="string" calcext:value-type="string">
            <text:p>It's compression ratio is the poorest amongst the choices. The kernel size is about 15% bigger than gzip. however its decompression speed is the fastest. <text:s/>If you choose this, keep in mind that most distros don't provide lz4 by default which could cause a build failure.</text:p>
          </table:table-cell>
          <table:table-cell table:style-name="ce2" table:number-columns-repeated="1022"/>
        </table:table-row>
        <table:table-row table:style-name="ro1">
          <table:table-cell office:value-type="string" calcext:value-type="string">
            <text:p>S390_TAPE_34XX</text:p>
          </table:table-cell>
          <table:table-cell office:value-type="string" calcext:value-type="string">
            <text:p>Select this option if you want to access IBM 3480/3490 magnetic tape subsystems and 100% compatibles. It is safe to say Y here.</text:p>
          </table:table-cell>
          <table:table-cell table:number-columns-repeated="1022"/>
        </table:table-row>
        <table:table-row table:style-name="ro1">
          <table:table-cell office:value-type="string" calcext:value-type="string">
            <text:p>SND_ALOOP</text:p>
          </table:table-cell>
          <table:table-cell office:value-type="string" calcext:value-type="string">
            <text:p>Say 'Y' or 'M' to include support for the PCM loopback device. This module returns played samples back to the user space using the standard ALSA PCM device. The devices are routed 0-&gt;1 and 1-&gt;0, where first number is the playback PCM device and second number is the capture device. Module creates two PCM devices and configured number of substreams (see the pcm_substreams module parameter). <text:s/>The loopback device allows time sychronization with an external timing source using the time shift universal control (+-20% of system time). <text:s/>To compile this driver as a module, choose M here: the module will be called snd-aloop.</text:p>
          </table:table-cell>
          <table:table-cell table:number-columns-repeated="1022"/>
        </table:table-row>
        <table:table-row table:style-name="ro1">
          <table:table-cell table:style-name="ce2" office:value-type="string" calcext:value-type="string">
            <text:p>KERNEL_BZIP2</text:p>
          </table:table-cell>
          <table:table-cell table:style-name="ce2"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style-name="ce2" table:number-columns-repeated="1022"/>
        </table:table-row>
        <table:table-row table:style-name="ro1">
          <table:table-cell table:style-name="ce2" office:value-type="string" calcext:value-type="string">
            <text:p>INITRAMFS_COMPRESSION_LZMA</text:p>
          </table:table-cell>
          <table:table-cell table:style-name="ce2" office:value-type="string" calcext:value-type="string">
            <text:p>This algorithm's compression ratio is best but has a large dictionary size which might cause issues in memory constrained systems. Decompression speed is between the other choices. Compression is slowest. The initramfs size is about 33% smaller with LZMA in comparison to gzip. <text:s/>If you choose this, keep in mind that you may need to install the xz or lzma tools to be able to compress the initram.</text:p>
          </table:table-cell>
          <table:table-cell table:style-name="ce2" table:number-columns-repeated="1022"/>
        </table:table-row>
        <table:table-row table:style-name="ro1">
          <table:table-cell office:value-type="string" calcext:value-type="string">
            <text:p>COMMON_CLK_PWM</text:p>
          </table:table-cell>
          <table:table-cell office:value-type="string" calcext:value-type="string">
            <text:p>Adapter driver so that any PWM output can be (mis)used as clock signal at 50% duty cycle.</text:p>
          </table:table-cell>
          <table:table-cell table:number-columns-repeated="1022"/>
        </table:table-row>
        <table:table-row table:style-name="ro1">
          <table:table-cell office:value-type="string" calcext:value-type="string">
            <text:p>SND_SB8</text:p>
          </table:table-cell>
          <table:table-cell office:value-type="string" calcext:value-type="string">
            <text:p>Say Y here to include support for Creative Sound Blaster 1.0/ 2.0/Pro (8-bit) or 100% compatible soundcards. <text:s/>To compile this driver as a module, choose M here: the module will be called snd-sb8.</text:p>
          </table:table-cell>
          <table:table-cell table:number-columns-repeated="1022"/>
        </table:table-row>
        <table:table-row table:style-name="ro1">
          <table:table-cell office:value-type="string" calcext:value-type="string">
            <text:p>IA32_EMULATION</text:p>
          </table:table-cell>
          <table:table-cell office:value-type="string" calcext:value-type="string">
            <text:p>Include code to run legacy 32-bit programs under a 64-bit kernel. You should likely turn this on, unless you're 100% sure that you don't have any 32-bit programs left.</text:p>
          </table:table-cell>
          <table:table-cell table:number-columns-repeated="1022"/>
        </table:table-row>
        <table:table-row table:style-name="ro1">
          <table:table-cell office:value-type="string" calcext:value-type="string">
            <text:p>DRBD_FAULT_INJECTION</text:p>
          </table:table-cell>
          <table:table-cell office:value-type="string" calcext:value-type="string">
            <text:p>Say Y here if you want to simulate IO errors, in order to test DRBD's behavior. <text:s/>The actual simulation of IO errors is done by writing 3 values to /sys/module/drbd/parameters/ <text:s/>enable_faults: bitmask of... 1 <text:s text:c="4"/>meta data write 2 <text:s text:c="14"/>read 4 <text:s text:c="4"/>resync data write 8 <text:s text:c="16"/>read 16 <text:s text:c="3"/>data write 32 <text:s text:c="3"/>data read 64 <text:s text:c="3"/>read ahead 128 <text:s text:c="2"/>kmalloc of bitmap 256 <text:s text:c="2"/>allocation of peer_requests 512 <text:s text:c="2"/>insert data corruption on receiving side <text:s/>fault_devs: bitmask of minor numbers fault_rate: frequency in percent <text:s/>Example: Simulate data write errors on /dev/drbd0 with a probability of 5%. <text:s text:c="6"/>echo 16 &gt; /sys/module/drbd/parameters/enable_faults <text:s text:c="6"/>echo 1 &gt; /sys/module/drbd/parameters/fault_devs <text:s text:c="6"/>echo 5 &gt; /sys/module/drbd/parameters/fault_rate <text:s/>If unsure, say N.</text:p>
          </table:table-cell>
          <table:table-cell table:number-columns-repeated="1022"/>
        </table:table-row>
        <table:table-row table:style-name="ro1">
          <table:table-cell office:value-type="string" calcext:value-type="string">
            <text:p>S390_TAPE_3590</text:p>
          </table:table-cell>
          <table:table-cell office:value-type="string" calcext:value-type="string">
            <text:p>Select this option if you want to access IBM 3590 magnetic tape subsystems and 100% compatibles. It is safe to say Y here.</text:p>
          </table:table-cell>
          <table:table-cell table:number-columns-repeated="1022"/>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5T19:27:44.811771851</dc:date>
    <meta:editing-duration>PT4M40S</meta:editing-duration>
    <meta:editing-cycles>5</meta:editing-cycles>
    <meta:document-statistic meta:table-count="1" meta:cell-count="60" meta:object-count="0"/>
  </office:meta>
</office:document-meta>
</file>